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951c"/>
    </style:style>
    <style:style style:name="P2" style:family="paragraph" style:parent-style-name="Standard">
      <style:text-properties officeooo:rsid="0008951c" officeooo:paragraph-rsid="0008951c"/>
    </style:style>
    <style:style style:name="P3" style:family="paragraph" style:parent-style-name="Standard">
      <style:text-properties fo:font-weight="bold" officeooo:rsid="0008951c" officeooo:paragraph-rsid="0008951c" style:font-weight-asian="bold" style:font-weight-complex="bold"/>
    </style:style>
    <style:style style:name="P4" style:family="paragraph" style:parent-style-name="Standard">
      <style:text-properties fo:font-weight="bold" officeooo:rsid="0008e898" officeooo:paragraph-rsid="0008e898" style:font-weight-asian="bold" style:font-weight-complex="bold"/>
    </style:style>
    <style:style style:name="P5" style:family="paragraph" style:parent-style-name="Standard">
      <style:text-properties fo:font-weight="bold" officeooo:rsid="000a114c" officeooo:paragraph-rsid="000a114c" style:font-weight-asian="bold" style:font-weight-complex="bold"/>
    </style:style>
    <style:style style:name="P6" style:family="paragraph" style:parent-style-name="Standard">
      <style:text-properties fo:font-weight="bold" officeooo:rsid="000a7e22" officeooo:paragraph-rsid="000a7e22" style:font-weight-asian="bold" style:font-weight-complex="bold"/>
    </style:style>
    <style:style style:name="P7" style:family="paragraph" style:parent-style-name="Standard">
      <style:text-properties fo:font-weight="bold" officeooo:rsid="000b73ed" officeooo:paragraph-rsid="000b73ed" style:font-weight-asian="bold" style:font-weight-complex="bold"/>
    </style:style>
    <style:style style:name="P8" style:family="paragraph" style:parent-style-name="Standard">
      <style:text-properties fo:font-weight="bold" officeooo:rsid="000d5d7e" officeooo:paragraph-rsid="000d5d7e" style:font-weight-asian="bold" style:font-weight-complex="bold"/>
    </style:style>
    <style:style style:name="P9" style:family="paragraph" style:parent-style-name="Standard">
      <style:text-properties fo:font-weight="bold" officeooo:rsid="000d91e9" officeooo:paragraph-rsid="000d91e9" style:font-weight-asian="bold" style:font-weight-complex="bold"/>
    </style:style>
    <style:style style:name="P10" style:family="paragraph" style:parent-style-name="Standard">
      <style:text-properties fo:font-weight="bold" officeooo:rsid="000e2c9a" officeooo:paragraph-rsid="000e2c9a" style:font-weight-asian="bold" style:font-weight-complex="bold"/>
    </style:style>
    <style:style style:name="P11" style:family="paragraph" style:parent-style-name="Standard">
      <style:text-properties fo:font-weight="bold" officeooo:rsid="000e5d68" officeooo:paragraph-rsid="000e5d68" style:font-weight-asian="bold" style:font-weight-complex="bold"/>
    </style:style>
    <style:style style:name="P12" style:family="paragraph" style:parent-style-name="Standard">
      <style:text-properties fo:font-variant="normal" fo:text-transform="none" fo:color="#4a473a" style:font-name="Courier" fo:font-size="7.75pt" fo:letter-spacing="normal" fo:font-style="normal" fo:font-weight="normal" officeooo:rsid="000a7e22" officeooo:paragraph-rsid="000a7e22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811in" fo:text-indent="0in" style:auto-text-indent="false" fo:padding="0in" fo:border="none"/>
      <style:text-properties fo:font-variant="normal" fo:text-transform="none" fo:color="#4a473a" style:font-name="Courier" fo:font-size="7.7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7b4a8" fo:font-weight="bold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- #2 </text:p>
      <text:p text:style-name="P1"/>
      <text:p text:style-name="P2">Arrays: lists for storing things in order</text:p>
      <text:p text:style-name="P2"/>
      <text:p text:style-name="P2">using [] : brackets mean “I am looking for ____.”</text:p>
      <text:p text:style-name="P2"/>
      <text:p text:style-name="P2">Can split up string by <text:span text:style-name="T1">lines, bytes, chars</text:span><text:span text:style-name="T2">. (Lines will return each line of the string, etc). </text:span></text:p>
      <text:p text:style-name="P2"><text:span text:style-name="T2"/></text:p>
      <text:p text:style-name="P2"><text:span text:style-name="T2">To turn into a string, can use </text:span><text:span text:style-name="T1">.to_s</text:span><text:span text:style-name="T2"> or </text:span><text:span text:style-name="T1">.join</text:span><text:span text:style-name="T2">. </text:span></text:p>
      <text:p text:style-name="P2"><text:span text:style-name="T2"/></text:p>
      <text:p text:style-name="P3">Hash<text:span text:style-name="T2"> is also known as dictionary- hash = {} is an empty hash or empty dictionary. </text:span></text:p>
      <text:p text:style-name="P3"><text:span text:style-name="T2"><text:tab/>Won't keep things in order. They just pair up two things: a </text:span>key<text:span text:style-name="T2"> and a </text:span>value<text:span text:style-name="T2">. </text:span></text:p>
      <text:p text:style-name="P3"><text:span text:style-name="T2"><text:tab/>Can see just keys or values by calling hash_name.keys or .values</text:span></text:p>
      <text:p text:style-name="P4">block<text:span text:style-name="T2">: a bit of Ruby code surrounded by curly braces. They are always attached to methods. </text:span></text:p>
      <text:p text:style-name="P4">Hashes<text:span text:style-name="T2">: the little dictionary with the curly pages: {}</text:span></text:p>
      <text:p text:style-name="P4">symbols<text:span text:style-name="T2">: Tiny, efficient code words with a colon : </text:span></text:p>
      <text:p text:style-name="P6">arguments<text:span text:style-name="T2">: a list of things sent into a method. (with commas in between)</text:span></text:p>
      <text:p text:style-name="P7">do<text:span text:style-name="T2"> and </text:span>end<text:span text:style-name="T2">: another way to make a block (instead of {}) </text:span></text:p>
      <text:p text:style-name="P4"><text:span text:style-name="T2"/></text:p>
      <text:p text:style-name="P5">Dir.entries “/”<text:span text:style-name="T2"> : lists out everything in top directory</text:span></text:p>
      <text:p text:style-name="P5">Dir[“/*.txt”] <text:span text:style-name="T2">: To list just the text files in that directory </text:span></text:p>
      <text:p text:style-name="P5"><text:span text:style-name="T2"><text:tab/>The </text:span>Dir[]<text:span text:style-name="T2"> method is like </text:span>entries<text:span text:style-name="T2"> but you search for files with wildcard characters. (The [] still mean 'I am looking for ___?')- here, specifically, “I am looking for files that end with </text:span>.txt<text:span text:style-name="T2">” </text:span></text:p>
      <text:p text:style-name="P5">Method arguments: <text:span text:style-name="T2">anything listed after a method is considered an attachment <text:line-break/><text:tab/>ie the “/” in Dir.entries </text:span>“/”<text:span text:style-name="T2"><text:line-break/> <text:tab/> <text:s text:c="3"/><text:tab/>print </text:span>poem<text:span text:style-name="T2"> (print is an ordinary method, and the poem is attached. To be printed.)</text:span></text:p>
      <text:p text:style-name="P5"><text:span text:style-name="T2"><text:tab/><text:tab/>print “pre”, “event”, “ual”, “ism” has several arguments, with commas between them. </text:span></text:p>
      <text:p text:style-name="P5"><text:span text:style-name="T2"/></text:p>
      <text:p text:style-name="P5"><text:span text:style-name="T2">We can use files to store things- normally, when we exit Ruby, all our variables will be gone (Ruby, by itself, forgets these things). But if we save things in files, we can read t hose files in the future Ruby doings. </text:span></text:p>
      <text:p text:style-name="P5"><text:span text:style-name="T2"/></text:p>
      <text:p text:style-name="P5">Append<text:span text:style-name="T2"> mode: to open files in order to add</text:span></text:p>
      <text:p text:style-name="P5"><text:span text:style-name="T2"/></text:p>
      <text:p text:style-name="P6">mtime<text:span text:style-name="T2">: gives a Ruby Time object</text:span></text:p>
      <text:p text:style-name="P6"><text:span text:style-name="T2"><text:tab/>add </text:span>.hour<text:span text:style-name="T2"> to end to just see what hour it was </text:span></text:p>
      <text:p text:style-name="P6"><text:span text:style-name="T2"/></text:p>
      <text:p text:style-name="P12"><text:span text:style-name="T2"/></text:p>
      <text:p text:style-name="P12"><text:span text:style-name="T4">File.forea­ch(path) do |line­|</text:span></text:p>
      <text:p text:style-name="P13"><text:span text:style-name="T3">.... </text:span>name, url = line.­split(': ')</text:p>
      <text:p text:style-name="P13"><text:span text:style-name="T3">.... </text:span>comics[nam­e] = url.s­trip</text:p>
      <text:p text:style-name="P13"><text:span text:style-name="T3">.... </text:span>end</text:p>
      <text:p text:style-name="P13"><text:span text:style-name="T3">.. </text:span>comics</text:p>
      <text:p text:style-name="P13"><text:span text:style-name="T3">.. </text:span>end</text:p>
      <text:p text:style-name="P6"><text:span text:style-name="T2"/></text:p>
      <text:p text:style-name="P8">File.foreach<text:span text:style-name="T2"> is a methods which opens a file and hands each line to the block. The </text:span>line<text:span text:style-name="T2"> variable</text:span> <text:span text:style-name="T2">inside</text:span> do...end<text:span text:style-name="T2"> block turns with each line in the file. <text:line-break/>.</text:span>split<text:span text:style-name="T2"> is a method for strings, which breaks the string up into an array. An axe is laid on the colon and the line is chopped in half, giving us the </text:span>url<text:span text:style-name="T2"> and </text:span>name<text:span text:style-name="T2"> for each comic. </text:span></text:p>
      <text:p text:style-name="P8">.strip<text:span text:style-name="T2">: removes extra spaces around the url (just in case). </text:span></text:p>
      <text:p text:style-name="P10"><text:soft-page-break/>Classes<text:span text:style-name="T2">: Everything in Ruby is some kind of object. Classes explain objects. How a certain object works. For ex, I made some blog entry objects and these objects are explained in the BlogEntry class. In other words you call them BlogEntry objects. </text:span></text:p>
      <text:p text:style-name="P10">Accessors<text:span text:style-name="T2">: are variables attached to an object which can be used </text:span><text:span text:style-name="T5">outside</text:span><text:span text:style-name="T7"> the object. (entry.time = Time.now)</text:span></text:p>
      <text:p text:style-name="P9"><text:tab/>attr_accessor<text:span text:style-name="T2">: there are many </text:span>attr<text:span text:style-name="T2">ibute methods like this which add little settings to classes. These attributes are just variables attached to a class. </text:span></text:p>
      <text:p text:style-name="P9"><text:span text:style-name="T2"><text:tab/>Think of it like: A class is like a person. And the attributes are the dangling limbs, the different parts that make up a body. </text:span></text:p>
      <text:p text:style-name="P10">Instance variables<text:span text:style-name="T2">: are the same variables you're using for accessors when </text:span><text:span text:style-name="T5">inside</text:span><text:span text:style-name="T7"> the object. Like in a method definition (@time = Time.now)</text:span></text:p>
      <text:p text:style-name="P10"><text:span text:style-name="T7"/></text:p>
      <text:p text:style-name="P9"><text:span text:style-name="T2"><text:tab/>Outside of the class, we use </text:span>accessors<text:span text:style-name="T2"> (ie entry.time = Time.now)</text:span></text:p>
      <text:p text:style-name="P9"><text:span text:style-name="T2"><text:tab/>Inside the class, we use </text:span>instance variables<text:span text:style-name="T2"> (@time = Time.now). </text:span></text:p>
      <text:p text:style-name="P9"><text:span text:style-name="T2"><text:tab/><text:tab/>They are the same thing but expressed in two different places of my program. </text:span></text:p>
      <text:p text:style-name="P9"><text:span text:style-name="T2">The </text:span>initialize<text:span text:style-name="T2"> methods is used to check for any arguments to </text:span>new<text:span text:style-name="T2"> (and we'll need as many arguments as initialize was set to take for class instance to work). </text:span></text:p>
      <text:p text:style-name="P9"><text:span text:style-name="T2"/></text:p>
      <text:p text:style-name="P11"><text:span text:style-name="T2">After you make a blog made of an </text:span><text:span text:style-name="T5">array</text:span><text:span text:style-name="T7"> of classes – blog = [entry, entry2], you can do stuff to the array blog:</text:span></text:p>
      <text:p text:style-name="P11"><text:span text:style-name="T6">blog.sort_by {|entry| entry.time}.reverse <text:s/></text:span><text:span text:style-name="T7">: to sort entries from newest to oldest </text:span></text:p>
      <text:p text:style-name="P11"><text:span text:style-name="T6">blog.find_all {|entry| entry.fulltext.match(/cadillac/i)} <text:s/></text:span><text:span text:style-name="T7">: to search blog for anything related to “cadillac”<text:tab/></text:span></text:p>
      <text:p text:style-name="P11"><text:span text:style-name="T6">blog &lt;&lt; &lt;new_entry&gt; <text:s/></text:span><text:span text:style-name="T7">: add new entries </text:span></text:p>
      <text:p text:style-name="P11"><text:span text:style-name="T6">blog.map {|entry| entry.mood}</text:span><text:span text:style-name="T7"> : the </text:span><text:span text:style-name="T6">map</text:span><text:span text:style-name="T7"> method cycles through an array and replaces each item with something new. Here, the entry was swapped for only for entry.mood (only the mood strings were returned)</text:span></text:p>
      <text:p text:style-name="P11"><text:span text:style-name="T7"/></text:p>
      <text:p text:style-name="P11"><text:span text:style-name="T6">Popup</text:span><text:span text:style-name="T7">: Popup.make do..end</text:span></text:p>
      <text:p text:style-name="P11"><text:span text:style-name="T7"><text:tab/>To make a Popup with blog entries (and add a title to page):</text:span></text:p>
      <text:p text:style-name="P11"><text:span text:style-name="T7">Popup.make do</text:span></text:p>
      <text:p text:style-name="P11"><text:span text:style-name="T7"><text:s text:c="2"/>h1 “My Blog”</text:span></text:p>
      <text:p text:style-name="P11"><text:span text:style-name="T7"><text:s text:c="2"/>blog.each do |entry|</text:span></text:p>
      <text:p text:style-name="P11"><text:span text:style-name="T7"><text:s text:c="4"/>h2 entry.title</text:span></text:p>
      <text:p text:style-name="P11"><text:span text:style-name="T7"><text:s text:c="4"/>p entry.fulltext</text:span></text:p>
      <text:p text:style-name="P11"><text:span text:style-name="T7"><text:s text:c="2"/>end</text:span></text:p>
      <text:p text:style-name="P11"><text:span text:style-name="T7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5:39:43.517252000</meta:creation-date>
    <dc:date>2013-08-28T18:07:25.317549000</dc:date>
    <meta:editing-duration>PT2H12M53S</meta:editing-duration>
    <meta:editing-cycles>4</meta:editing-cycles>
    <meta:generator>LibreOffice/4.1.0.4$MacOSX_x86 LibreOffice_project/89ea49ddacd9aa532507cbf852f2bb22b1ace28</meta:generator>
    <meta:document-statistic meta:table-count="0" meta:image-count="0" meta:object-count="0" meta:page-count="2" meta:paragraph-count="53" meta:word-count="717" meta:character-count="4108" meta:non-whitespace-character-count="3379"/>
  </office:meta>
</office:document-meta>
</file>